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Heading_20_2">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ent-style-name="Heading_20_1">
      <style:paragraph-properties fo:line-height="115%" fo:text-align="justify" style:justify-single-word="false"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k dotąd w fanzinach nigdy nie zajmowałam się typowo kucykowymi tematami i pozostawiałam to komu innemu. Tym razem postanowiłam zrobić wyjątek, ponieważ odkryłam, że cały serial „My Little Pony: Friendship is Magic” to jeden wielki spisek. Dlaczego tak myślę? Sądzę, że moja mała hiperanaliza pozwoli przekonać was do tego, że tak naprawdę to jedynie metoda ogłupienia niewinnych umysłów małych dziewczynek przez Illuminati. Śmiejecie się? Poczekajcie.</text:p>
      <text:p text:style-name="P1"/>
      <text:h text:style-name="P4" text:outline-level="10"><text:bookmark text:name="h.8sg1u08vezqd"/>Argument Pierwszy: Mane 6 nie reprezentuje swoich cnót</text:h>
      <text:p text:style-name="P1"/>
      <text:p text:style-name="P1">Zdziwieni? Tak sądzę! Ale tak przecież właśnie jest. Oczywiście według niektórych każdy ma jakieś wahania nastroju i ciężko przez cały czas zachowywać się w taki sam sposób, ale tu nie chodzi wcale o jednorazowe wyskoki pod wpływem magii albo silnych emocji, tylko o coś o wiele większego. Udało mi się odkryć straszną, straszliwą prawdę. Już nigdy nie spojrzycie na MLP: FiM w taki sam sposób.</text:p>
      <text:p text:style-name="P1"/>
      <text:h text:style-name="P2" text:outline-level="10"><text:bookmark text:name="h.c5k8kl3cv220"/>Twilight Sparkle: Księżniczka Tępoty</text:h>
      <text:p text:style-name="P1">Zacznijmy od Twilight Sparkle, Elementu Magii i Księżniczki Przyjaźni. Rzekomo inteligentnej i odpowiedzialnej uczennicy samej Celestii. No właśnie… Inteligentnej? Odpowiedzialnej? Przyjaźni? Kłamstwo! Jeśli dobrze się przypatrzymy życiu fioletowej jednorożec, to niechybnie odkryjemy, iż może i posiada ona dużą wiedzę, może i jest dobra w grzebaniu w książkach, ale brakuje jej sprytu, finezji oraz inteligencji. Jeśli czytaliście „Fallout: Equestria”, to pewnie zauważyliście, że główna bohaterka, czyli Littlepip, nie jest zbyt utalentowanym magicznie jednorożcem, a przy użyciu czarów walczy o wiele lepiej niż serialowa Twalot. Jak? Posiada wysoce rozwinięty mózg, który podpowiedział jej, że można po prostu kogoś walnąć od tyłu lewitowanym przedmiotem. Co w tym czasie robi Twilight? Bije laserem z rogu, co zadaje tak małe obrażenia, że przeciwnik tego nawet nie zauważa. Wiem, że to bajka dla dzieci, ale pojedynek z Tirekiem to była żenada. Nóż w oko i po zabawie. W ten sposób obaliliśmy mit o inteligencji Twilight. </text:p>
      <text:p text:style-name="P1"/>
      <text:p text:style-name="P1">Teraz małe co nieco o odpowiedzialności Twilight, która swoją głupotą naraziła na utratę życia i zdrowia wiele kucyków (w tym nieletnich). Za przykład posłuży mi akcja w Crystal Empire, gdzie Twi, zamiast myśleć przede wszystkim o ratowaniu kryształków, była zajęta przede wszystkim zdawaniem egzaminu u Celestii. Fakt, w końcu się opamiętała, ale stało się to dopiero w sytuacji mocno podbramkowej. Swoim egoizmem o mały włos nie zapewniła władzy Sombrze.</text:p>
      <text:p text:style-name="P1"/>
      <text:p text:style-name="P1">Przyjaźń? Czy aby na pewno Twilight jest godna miana Księżniczki Przyjaźni? Moim zdaniem absolutnie nie! Co prawda poczyniła pewne postępy i z poziomu ciężkiego autyzmu weszła na etap posiadania grupki znajomych, którzy trują jej plota, a ona łaskawie poświęci im nieco czasu, a zazwyczaj nawet sprawia jej to przyjemność. Jednak w momencie zdobycia Elementów Harmonii ciężko tu było mówić o jakiejkolwiek przyjaźni. Przyjaciół zna się na wylot, a o tej piątce klaczy panna Sparkle nie mogła wówczas stwierdzić za wiele. Do tego dochodzi sposób, w jaki traktuje Spike’a. Jak swojego osobistego niewolnika. Gdzie są obrońcy praw <text:soft-page-break/>dziecka? Jeśli ktoś musi się tu uczyć, jak być przyjacielem, to właśnie Twilight, która powinna brać przykład od wszystkich dookoła, łącznie z pewnym fioletowym smokiem.</text:p>
      <text:p text:style-name="P1"/>
      <text:p text:style-name="P1">Skoro Twi nie jest mądra, odpowiedzialna, ani nawet nie reprezentuje przyjaźni, to jedyne, za co tak naprawdę dostała swój Element Harmonii, to piękna gadka oraz potężna moc magiczna. Niestety, nie ma w niej nic więcej. Chyba że bycie kujonem można nazwać magią.</text:p>
      <text:p text:style-name="P1"/>
      <text:h text:style-name="P2" text:outline-level="10"><text:bookmark text:name="h.mm0pnhjc9l87"/>Rainbow Dash: Jak nie być przyjacielem</text:h>
      <text:p text:style-name="P1">Nasza tęczowa Lojalność wielokrotnie popisała się jako kuc nielojalny, który w nosie ma wierność przyjaciołom. Bez wątpienia jest arogancka i egoistyczna. Nie dość, że sprzedała Fluttershy za książkę, to na dodatek nie okazuje jakiejkolwiek lojalności w życiu codziennym. Może i odmówiła Shadowbolts, może miała wątpliwości, czy być wierną przyjaciołom, czy Cloudsdale, ale… Czym jest jej Element? Czy oznacza to tylko wielkie sprawy, w których Tęczółka rzeczywiście potrafi być lojalna? Nie! Ważną rzeczą jest trwanie przy swoich bliskich i wspieranie ich w trudnych chwilach, w gorszym okresie. Dash to wręcz swoista parodia tej cechy. Wiedziała, że Drżypłoszka ma fobię związaną z lataniem oraz że boi się smoków. Nie pomogła jej, tylko wymagała i stosowała podprogowe chwyty. Wodne Tornado było dla niej ważniejsze od przyjaciółki.</text:p>
      <text:p text:style-name="P1"/>
      <text:h text:style-name="P2" text:outline-level="10"><text:bookmark text:name="h.t0c00dlb3zz"/>Fluttershy: Morduje małe myszki</text:h>
      <text:p text:style-name="P1">W odcinku Filli Vanilli zauważyłam silnie niepokojącą scenę, w której to nasza nieśmiała pegaz karmi myszy żółtym serem. Dla niewtajemniczonych: żółty ser jest dla gryzoni zabójczy. Drżypłoszka je truje. Kolejną kwestią jest posiadanie przez nią zwierząt mięsożernych. Co jedzą? Albo klacz karmi je marchewką, powoli je zabijając, albo mięsem, mordując inne zwierzęta. Opcjonalnie karmią się same, polując na innych pupili Shy. A co się działo z Philomeną? Flutter próbowała opiekować się na chybił trafił tym zwierzakiem i karmić go barszczem. Niezbyt dobry sposób na opiekę nad ptakami. Ktoś, kto tyle lat spędził na zajmowaniu się przeróżnymi żywymi istotami powinien wiedzieć, że takie nieprzemyślane działania mogą prowadzić do ich krzywdy. Na tyłek Celestii! Fluttershy przecież nie jest źrebakiem, musi mieć świadomość, iż jej działania nie są dobre. To nie życzliwość, to toksyczna chęć „opieki”.</text:p>
      <text:p text:style-name="P1"/>
      <text:h text:style-name="P2" text:outline-level="10"><text:bookmark text:name="h.6j1itu2yaqev"/>Pinkie Pie: Jest upierdliwa</text:h>
      <text:p text:style-name="P1">Śmiech śmiechem, przyjacielskość przyjacielskością, ale są granice. Ta różowa cholera ma jeden wielki problem: nie rozumie, że nie dla każdego sposobem na dobrą zabawę jest imprezka. Pinkie nie pojmuje słowa „introwersja”, jest namolna i ciągle przeszkadza wszystkim dookoła. Trudno się dziwić Gildzie, że została doprowadzona do szału, skoro jej idealny dzień z niewidzianą od dawna przyjaciółką był cały czas niszczony przez kucyka z ADHD. Podobnie Grand Galloping Gala, gdzie Pinkie próbowała rozkręcić wiejską imprezę oraz naruszała cudzą przestrzeń osobistą. Tak, panna Pie nie potrafi dostosować się do okoliczności, co widać też przy jej próbie pogodzenia bizonów i mieszkańców Appleloosy, która tylko zaogniła konflikt. <text:soft-page-break/>Ktoś mądry kiedyś powiedział, że żart powinien bawić wszystkich, a przynajmniej nie sprawiać, by ktoś czuł się urażony bądź zażenowany, ale Pinkie najwyraźniej o tym nie słyszała.</text:p>
      <text:p text:style-name="P1"/>
      <text:h text:style-name="P2" text:outline-level="10"><text:bookmark text:name="h.6qdd7jdec4p2"/>Rarity: Pani niewolników</text:h>
      <text:p text:style-name="P1">Bo grunt to być Elementem Hojności i wyzyskiwać innych, korzystając z ładnej buźki i ponętnego tyłka. Nie chodzi tu jedynie o pewnego zakochanego smoka, ale i całą rzeszę młodych ogierów, którym się podoba. Biała klacz często wymusza coś na innych, by dostać to, co chce. Chociażby czerwony rubin, który potrzebowała jako zwykłą błyskotkę. Czy to jest hojność? Moim zdaniem raczej nie, to chciwość. Fakt, często daje kucom prezenty, ale są to rzeczy stanowiące dla niej raczej małą wartość.</text:p>
      <text:p text:style-name="P1"/>
      <text:h text:style-name="P2" text:outline-level="10"><text:bookmark text:name="h.5wu7jn49fym7"/>Applejack: Królowa Tła</text:h>
      <text:p text:style-name="P1">Uczciwość. Klacz prosta jak kij od miotły. Ale jedno jej trzeba przyznać: jest szczera i w zasadzie dobrze reprezentuje swój Element, jako istota, która nie potrafi kłamać. Mówi, co myśli, ale ma przy tym większą ogładę niż Rainbow. Ale Element Tła tylko z pozoru jest taki idealny. Nie bez powodu twórcy schowali ją na drugi plan. Pomarańczowa kowbojka hoduje jabłka. Symbolem firmy Apple są jabłka, a założycielem tejże firmy Steve Jobs. Przypatrzmy się jego podpisowi. Co widzimy? Przypadek? Nie sądzę. Steve Jobs to Illuminati. Apple to Illuminati. Applejack to Illuminati.</text:p>
      <text:p text:style-name="P1"/>
      <text:p text:style-name="P1">Obrazek: <text:a xlink:type="simple" xlink:href="http://puu.sh/gOlO5/abb634a61c.png" text:style-name="Internet_20_link" text:visited-style-name="Visited_20_Internet_20_Link">http</text:a><text:a xlink:type="simple" xlink:href="http://puu.sh/gOlO5/abb634a61c.png" text:style-name="Internet_20_link" text:visited-style-name="Visited_20_Internet_20_Link">://</text:a><text:a xlink:type="simple" xlink:href="http://puu.sh/gOlO5/abb634a61c.png" text:style-name="Internet_20_link" text:visited-style-name="Visited_20_Internet_20_Link">puu</text:a><text:a xlink:type="simple" xlink:href="http://puu.sh/gOlO5/abb634a61c.png" text:style-name="Internet_20_link" text:visited-style-name="Visited_20_Internet_20_Link">.</text:a><text:a xlink:type="simple" xlink:href="http://puu.sh/gOlO5/abb634a61c.png" text:style-name="Internet_20_link" text:visited-style-name="Visited_20_Internet_20_Link">sh</text:a><text:a xlink:type="simple" xlink:href="http://puu.sh/gOlO5/abb634a61c.png" text:style-name="Internet_20_link" text:visited-style-name="Visited_20_Internet_20_Link">/</text:a><text:a xlink:type="simple" xlink:href="http://puu.sh/gOlO5/abb634a61c.png" text:style-name="Internet_20_link" text:visited-style-name="Visited_20_Internet_20_Link">gOlO</text:a><text:a xlink:type="simple" xlink:href="http://puu.sh/gOlO5/abb634a61c.png" text:style-name="Internet_20_link" text:visited-style-name="Visited_20_Internet_20_Link">5/</text:a><text:a xlink:type="simple" xlink:href="http://puu.sh/gOlO5/abb634a61c.png" text:style-name="Internet_20_link" text:visited-style-name="Visited_20_Internet_20_Link">abb</text:a><text:a xlink:type="simple" xlink:href="http://puu.sh/gOlO5/abb634a61c.png" text:style-name="Internet_20_link" text:visited-style-name="Visited_20_Internet_20_Link">634</text:a><text:a xlink:type="simple" xlink:href="http://puu.sh/gOlO5/abb634a61c.png" text:style-name="Internet_20_link" text:visited-style-name="Visited_20_Internet_20_Link">a</text:a><text:a xlink:type="simple" xlink:href="http://puu.sh/gOlO5/abb634a61c.png" text:style-name="Internet_20_link" text:visited-style-name="Visited_20_Internet_20_Link">61</text:a><text:a xlink:type="simple" xlink:href="http://puu.sh/gOlO5/abb634a61c.png" text:style-name="Internet_20_link" text:visited-style-name="Visited_20_Internet_20_Link">c</text:a><text:a xlink:type="simple" xlink:href="http://puu.sh/gOlO5/abb634a61c.png" text:style-name="Internet_20_link" text:visited-style-name="Visited_20_Internet_20_Link">.</text:a><text:a xlink:type="simple" xlink:href="http://puu.sh/gOlO5/abb634a61c.png" text:style-name="Internet_20_link" text:visited-style-name="Visited_20_Internet_20_Link">png</text:a></text:p>
      <text:p text:style-name="P1"/>
      <text:p text:style-name="P1"/>
      <text:h text:style-name="P4" text:outline-level="10"><text:bookmark text:name="h.gtzo7d3gnqi4"/>Argument Drugi: Smok-pomocnik</text:h>
      <text:p text:style-name="P1"/>
      <text:p text:style-name="P1">Zastanawialiście się kiedyś nad rolą Spike’a? Pewnie tak, ale być może umknęło wam parę szczegółów. Wykorzystywanie smoka zaczęło się jeszcze przed jego wykluciem, kiedy to potraktowano go przedmiotowo, jako sprawdzian dla jednorożca zwanego Twilight Sparkle. Gad podrósł i awansował na zwierzątko-sprzątaczkę Elementu Magii. Traktowany niepoważnie, często zapominany, pomiatany oraz wykorzystywany na wszystkie możliwe sposoby jak niewolnik. Lojalny, hojny, szczery, życzliwy, potrafi rozśmieszyć innych oraz ma w sobie magię. Tak, to właśnie ten kurdupel jest prawdziwym reprezentantem Elementów Harmonii, a nie jakieś pożeracze owsa.</text:p>
      <text:p text:style-name="P1"/>
      <text:h text:style-name="P4" text:outline-level="10"><text:bookmark text:name="h.875rolyhcjx3"/>Argument Trzeci: Księżniczki rodu Lannisterów</text:h>
      <text:p text:style-name="P1"/>
      <text:p text:style-name="P1">Ta nazwa może być myląca, chcę tylko wskazać na fakt, iż nasze drogie alikorny nie są tym, kim mogłyby się wydawać. Celestia, Luna i Cadance skrywają parę mrocznych sekretów, o których nawet Twilight Sparkle nie ma pojęcia. Jeśli rewelacje o Mane 6 was zszokowały, to te o Księżniczkach dadzą wam zawał.</text:p>
      <text:p text:style-name="P1"><text:soft-page-break/></text:p>
      <text:h text:style-name="P2" text:outline-level="10"><text:bookmark text:name="h.wnjxfyvdevyn"/>Luna = Chrysalis</text:h>
      <text:p text:style-name="P1">Tak, właśnie tak. Myślicie, że to absurdalne? Luna i Chrysalis (pod obiema postaciami) nie pojawiają się obok siebie w żadnej ze scen. Jako istoty skrzydlate, bez problemu mogły wyprzedzić Twilight Sparkle. Królowa Podmieńców zdecydowanie znała Cadance, zanim zaczęła się w nią wcielać, ale nie wiedziała o jej młodszych latach i więzi z Twilight. Luna w tym czasie znajdowała się na Księżycu. Krystyna zdawała sobie sprawę z mocy Elementów Harmonii oraz z miejsca ich przechowywania i najprawdopodobniej również z używanych zabezpieczeń. Do tego dochodzi kwestia nieobecności Luny podczas ataku na Canterlot. Gdzie była, co robiła? Dlaczego wydawała się o niczym nie wiedzieć? Oraz najważniejsze: jakim cudem obserwatorka nocnego nieba nie zauważyła hord dobijających się podmieńców? Kuce nie wiedziały, z czym walczą, zanim Chrysalis-Luna się nie ujawniła. Obie klacze mają silne zapędy monarchistyczne, obie ciągnie do władzy i dla obu inne kuce to w zasadzie plebs. Pewnie niektórzy wspomną o Luna Eclipsed… Tak, ktoś chciał poznać wroga, by móc lepiej wczuć się we współczesną rolę.</text:p>
      <text:p text:style-name="P1"/>
      <text:h text:style-name="P2" text:outline-level="10"><text:bookmark text:name="h.qfsyf2mwbrzy"/>Wielki Brat patrzy</text:h>
      <text:p text:style-name="P1">Mowa rzecz jasna o naszej kochanej Księżniczce Celestii, najzdolniejszej manipulatorce w historii Equestrii. Tej, która wie o wszystkim i ma wszystko pod kontrolą. Inne kucyki? Pionki na szachownicy władczyni! Gdzie była Celestia, kiedy wróciła Nightmare Moon? Czemu sama nie stawiła jej czoła? Dlaczego na wroga wysłała grupę głupich klaczek zamiast oddziału komandosów? Nie wiecie? Cały czas dążyła do wykreowania Twilicorna i pozwalała uczennicy wykazać się w gruncie rzeczy w bezpiecznych, kontrolowanych warunkach. Mane 6 miało myśleć, że coś znaczy, a tak naprawdę odgrywało starannie zaplanowany teatrzyk. Tylko jednej osobie udało się tak naprawdę oszukać Celestię, a była to jej siostra Luna, czyli Królowa Chrysalis.</text:p>
      <text:p text:style-name="P1"/>
      <text:h text:style-name="P2" text:outline-level="10"><text:bookmark text:name="h.7s70btyvr1e0"/>Kryształowy zad</text:h>
      <text:p text:style-name="P1">Cadance została przydzielona na władczynię Crystal Empire z rozkazu Celestii. Choć kraina na odległej północy raczej nie należała do Equestrii, to solarna władczyni oczywiście musiała się wtrącić. Ale czy ktoś zapytał o zdanie same kryształowe kucyki? Oczywiście, że nie! To wszystko to jeden wielki spisek! Kto włada Kryształowym Sercem, ten ma władzę. Mieszkańcy miasta-państwa stają się wobec niego posłuszni. Ale czy wybór Cadance miał na celu jedynie utworzenie kraju bluszczowego? Myślę, że nie. W scenie pokonania Sombry, kiedy Mi Amore Cadenza połączyła się z artefaktem, stało się coś niezwykłego, a mianowicie: jej tyłek zaczął się świecić. I ten znaczek? Dotąd myślałam że to przypadek, ale teraz wiem, że jednak nie. Różowy salceson jest potomkiem dawnych władców Crystal Empire! Do tego kryształki nie były zdziwione tym, że ona jest alikornem, więc przed Sombrą rządziły nimi zapewne właśnie skrzydłorogi.</text:p>
      <text:p text:style-name="P1"/>
      <text:p text:style-name="P1">Obrazek: <text:a xlink:type="simple" xlink:href="http://puu.sh/gP64K/782600aa23.jpg" text:style-name="Internet_20_link" text:visited-style-name="Visited_20_Internet_20_Link">http</text:a><text:a xlink:type="simple" xlink:href="http://puu.sh/gP64K/782600aa23.jpg" text:style-name="Internet_20_link" text:visited-style-name="Visited_20_Internet_20_Link">://</text:a><text:a xlink:type="simple" xlink:href="http://puu.sh/gP64K/782600aa23.jpg" text:style-name="Internet_20_link" text:visited-style-name="Visited_20_Internet_20_Link">puu</text:a><text:a xlink:type="simple" xlink:href="http://puu.sh/gP64K/782600aa23.jpg" text:style-name="Internet_20_link" text:visited-style-name="Visited_20_Internet_20_Link">.</text:a><text:a xlink:type="simple" xlink:href="http://puu.sh/gP64K/782600aa23.jpg" text:style-name="Internet_20_link" text:visited-style-name="Visited_20_Internet_20_Link">sh</text:a><text:a xlink:type="simple" xlink:href="http://puu.sh/gP64K/782600aa23.jpg" text:style-name="Internet_20_link" text:visited-style-name="Visited_20_Internet_20_Link">/</text:a><text:a xlink:type="simple" xlink:href="http://puu.sh/gP64K/782600aa23.jpg" text:style-name="Internet_20_link" text:visited-style-name="Visited_20_Internet_20_Link">gP</text:a><text:a xlink:type="simple" xlink:href="http://puu.sh/gP64K/782600aa23.jpg" text:style-name="Internet_20_link" text:visited-style-name="Visited_20_Internet_20_Link">64</text:a><text:a xlink:type="simple" xlink:href="http://puu.sh/gP64K/782600aa23.jpg" text:style-name="Internet_20_link" text:visited-style-name="Visited_20_Internet_20_Link">K</text:a><text:a xlink:type="simple" xlink:href="http://puu.sh/gP64K/782600aa23.jpg" text:style-name="Internet_20_link" text:visited-style-name="Visited_20_Internet_20_Link">/782600</text:a><text:a xlink:type="simple" xlink:href="http://puu.sh/gP64K/782600aa23.jpg" text:style-name="Internet_20_link" text:visited-style-name="Visited_20_Internet_20_Link">aa</text:a><text:a xlink:type="simple" xlink:href="http://puu.sh/gP64K/782600aa23.jpg" text:style-name="Internet_20_link" text:visited-style-name="Visited_20_Internet_20_Link">23.</text:a><text:a xlink:type="simple" xlink:href="http://puu.sh/gP64K/782600aa23.jpg" text:style-name="Internet_20_link" text:visited-style-name="Visited_20_Internet_20_Link">jpg</text:a></text:p>
      <text:p text:style-name="P1"/>
      <text:p text:style-name="P1"><text:soft-page-break/></text:p>
      <text:h text:style-name="P4" text:outline-level="10"><text:bookmark text:name="h.fpfc0a5takzw"/>Argument Czwarty: Equestriańskie Tajne Służby</text:h>
      <text:p text:style-name="P1"/>
      <text:p text:style-name="P1">Sądziliście, że kraina tęczowych taboretów nie posiada służb specjalnych? Ja też nie, dopóki nie zauważyłam bardzo niepokojącej rzeczy w jednym z odcinków. Pamiętacie, jak Twilight ze swoją paczką przybyła po raz pierwszy do Crystal Empire i zorganizowała tam festyn? Doszło tam do pewnej wpadki wywiadu. Podczas walki rycerskiej Flutter i Rainbow na trybunach można dojrzeć pewnego kucyka, którego zdecydowanie być tam nie powinno. Jest nim Berry Punch. Skąd wzięła się w oblężonym mieście? Co tam robiła? Została tam wysłana przez Celestię, by śledzić poczynania Mane 6 oraz Kredens i w razie W uratować sytuację. Tak, ona jest szpiegiem!</text:p>
      <text:p text:style-name="P1"/>
      <text:p text:style-name="P1">Obrazek: <text:a xlink:type="simple" xlink:href="http://puu.sh/gP67Q/3f53fecd23.jpg" text:style-name="Internet_20_link" text:visited-style-name="Visited_20_Internet_20_Link">http</text:a><text:a xlink:type="simple" xlink:href="http://puu.sh/gP67Q/3f53fecd23.jpg" text:style-name="Internet_20_link" text:visited-style-name="Visited_20_Internet_20_Link">://</text:a><text:a xlink:type="simple" xlink:href="http://puu.sh/gP67Q/3f53fecd23.jpg" text:style-name="Internet_20_link" text:visited-style-name="Visited_20_Internet_20_Link">puu</text:a><text:a xlink:type="simple" xlink:href="http://puu.sh/gP67Q/3f53fecd23.jpg" text:style-name="Internet_20_link" text:visited-style-name="Visited_20_Internet_20_Link">.</text:a><text:a xlink:type="simple" xlink:href="http://puu.sh/gP67Q/3f53fecd23.jpg" text:style-name="Internet_20_link" text:visited-style-name="Visited_20_Internet_20_Link">sh</text:a><text:a xlink:type="simple" xlink:href="http://puu.sh/gP67Q/3f53fecd23.jpg" text:style-name="Internet_20_link" text:visited-style-name="Visited_20_Internet_20_Link">/</text:a><text:a xlink:type="simple" xlink:href="http://puu.sh/gP67Q/3f53fecd23.jpg" text:style-name="Internet_20_link" text:visited-style-name="Visited_20_Internet_20_Link">gP</text:a><text:a xlink:type="simple" xlink:href="http://puu.sh/gP67Q/3f53fecd23.jpg" text:style-name="Internet_20_link" text:visited-style-name="Visited_20_Internet_20_Link">67</text:a><text:a xlink:type="simple" xlink:href="http://puu.sh/gP67Q/3f53fecd23.jpg" text:style-name="Internet_20_link" text:visited-style-name="Visited_20_Internet_20_Link">Q</text:a><text:a xlink:type="simple" xlink:href="http://puu.sh/gP67Q/3f53fecd23.jpg" text:style-name="Internet_20_link" text:visited-style-name="Visited_20_Internet_20_Link">/3</text:a><text:a xlink:type="simple" xlink:href="http://puu.sh/gP67Q/3f53fecd23.jpg" text:style-name="Internet_20_link" text:visited-style-name="Visited_20_Internet_20_Link">f</text:a><text:a xlink:type="simple" xlink:href="http://puu.sh/gP67Q/3f53fecd23.jpg" text:style-name="Internet_20_link" text:visited-style-name="Visited_20_Internet_20_Link">53</text:a><text:a xlink:type="simple" xlink:href="http://puu.sh/gP67Q/3f53fecd23.jpg" text:style-name="Internet_20_link" text:visited-style-name="Visited_20_Internet_20_Link">fecd</text:a><text:a xlink:type="simple" xlink:href="http://puu.sh/gP67Q/3f53fecd23.jpg" text:style-name="Internet_20_link" text:visited-style-name="Visited_20_Internet_20_Link">23.</text:a><text:a xlink:type="simple" xlink:href="http://puu.sh/gP67Q/3f53fecd23.jpg" text:style-name="Internet_20_link" text:visited-style-name="Visited_20_Internet_20_Link">jpg</text:a></text:p>
      <text:p text:style-name="P1"/>
      <text:p text:style-name="P1"/>
      <text:p text:style-name="P1">I to by było na tyle, jeśli chodzi o Głęboką Hiperanalizę Serialu w tym numerze Equestria Times. Wiecie coś, o czym nie wie nikt? Odkryliście inne sekrety serialu? Jego propagandowe, podprogowe działanie, które ma ogłupić nasze dzieci? Wiecie, dlaczego kuce uzależniają? Piszcie do nas!</text:p>
      <text:p text:style-name="P1"/>
      <text:p text:style-name="P1"/>
      <text:p text:style-name="P1">Obrazki:</text:p>
      <text:p text:style-name="P1"><office:annotation><dc:date>0000-00-00T00:00:00</dc:date><text:p text:style-name="P5"><text:span text:style-name="T2">Dla wyższego stopnia realizmu powinny być dostarczone w pliku RAR :P</text:span></text:p></office:annotation><office:annotation><dc:date>0000-00-00T00:00:00</dc:date><text:p text:style-name="P5"><text:span text:style-name="T2">I w PDFie :v?</text:span></text:p></office:annotation><office:annotation><dc:date>0000-00-00T00:00:00</dc:date><text:p text:style-name="P5"><text:span text:style-name="T2">Tutaj reforma już się udałą :D</text:span></text:p></office:annotation>Uwaga, część walnęłam w miejscach, w których są potrzebne. Tu masz takie typu „wstaw gdziekolwiek”.</text:p>
      <text:p text:style-name="P1"><text:a xlink:type="simple" xlink:href="http://kp-shadowsquirrel.deviantart.com/art/Alicorn-Pops-520423883?q=favby%3ACahandariella%2F61164104&amp;qo=9" text:style-name="Internet_20_link" text:visited-style-name="Visited_20_Internet_20_Link">http</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kp</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shadowsquirrel</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deviantart</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com</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art</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Alicorn</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Pops</text:a><text:a xlink:type="simple" xlink:href="http://kp-shadowsquirrel.deviantart.com/art/Alicorn-Pops-520423883?q=favby%3ACahandariella%2F61164104&amp;qo=9" text:style-name="Internet_20_link" text:visited-style-name="Visited_20_Internet_20_Link">-520423883?</text:a><text:a xlink:type="simple" xlink:href="http://kp-shadowsquirrel.deviantart.com/art/Alicorn-Pops-520423883?q=favby%3ACahandariella%2F61164104&amp;qo=9" text:style-name="Internet_20_link" text:visited-style-name="Visited_20_Internet_20_Link">q</text:a><text:a xlink:type="simple" xlink:href="http://kp-shadowsquirrel.deviantart.com/art/Alicorn-Pops-520423883?q=favby%3ACahandariella%2F61164104&amp;qo=9" text:style-name="Internet_20_link" text:visited-style-name="Visited_20_Internet_20_Link">=</text:a><text:a xlink:type="simple" xlink:href="http://kp-shadowsquirrel.deviantart.com/art/Alicorn-Pops-520423883?q=favby%3ACahandariella%2F61164104&amp;qo=9" text:style-name="Internet_20_link" text:visited-style-name="Visited_20_Internet_20_Link">favby</text:a><text:a xlink:type="simple" xlink:href="http://kp-shadowsquirrel.deviantart.com/art/Alicorn-Pops-520423883?q=favby%3ACahandariella%2F61164104&amp;qo=9" text:style-name="Internet_20_link" text:visited-style-name="Visited_20_Internet_20_Link">%3</text:a><text:a xlink:type="simple" xlink:href="http://kp-shadowsquirrel.deviantart.com/art/Alicorn-Pops-520423883?q=favby%3ACahandariella%2F61164104&amp;qo=9" text:style-name="Internet_20_link" text:visited-style-name="Visited_20_Internet_20_Link">ACahandariella</text:a><text:a xlink:type="simple" xlink:href="http://kp-shadowsquirrel.deviantart.com/art/Alicorn-Pops-520423883?q=favby%3ACahandariella%2F61164104&amp;qo=9" text:style-name="Internet_20_link" text:visited-style-name="Visited_20_Internet_20_Link">%2</text:a><text:a xlink:type="simple" xlink:href="http://kp-shadowsquirrel.deviantart.com/art/Alicorn-Pops-520423883?q=favby%3ACahandariella%2F61164104&amp;qo=9" text:style-name="Internet_20_link" text:visited-style-name="Visited_20_Internet_20_Link">F</text:a><text:a xlink:type="simple" xlink:href="http://kp-shadowsquirrel.deviantart.com/art/Alicorn-Pops-520423883?q=favby%3ACahandariella%2F61164104&amp;qo=9" text:style-name="Internet_20_link" text:visited-style-name="Visited_20_Internet_20_Link">61164104&amp;</text:a><text:a xlink:type="simple" xlink:href="http://kp-shadowsquirrel.deviantart.com/art/Alicorn-Pops-520423883?q=favby%3ACahandariella%2F61164104&amp;qo=9" text:style-name="Internet_20_link" text:visited-style-name="Visited_20_Internet_20_Link">qo</text:a><text:a xlink:type="simple" xlink:href="http://kp-shadowsquirrel.deviantart.com/art/Alicorn-Pops-520423883?q=favby%3ACahandariella%2F61164104&amp;qo=9" text:style-name="Internet_20_link" text:visited-style-name="Visited_20_Internet_20_Link">=9</text:a></text:p>
      <text:p text:style-name="P1"><text:a xlink:type="simple" xlink:href="http://kp-shadowsquirrel.deviantart.com/art/Fever-Dream-518642813?q=favby%3ACahandariella%2F61164104&amp;qo=17" text:style-name="Internet_20_link" text:visited-style-name="Visited_20_Internet_20_Link">http</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kp</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shadowsquirrel</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deviantart</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com</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art</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Fever</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Dream</text:a><text:a xlink:type="simple" xlink:href="http://kp-shadowsquirrel.deviantart.com/art/Fever-Dream-518642813?q=favby%3ACahandariella%2F61164104&amp;qo=17" text:style-name="Internet_20_link" text:visited-style-name="Visited_20_Internet_20_Link">-518642813?</text:a><text:a xlink:type="simple" xlink:href="http://kp-shadowsquirrel.deviantart.com/art/Fever-Dream-518642813?q=favby%3ACahandariella%2F61164104&amp;qo=17" text:style-name="Internet_20_link" text:visited-style-name="Visited_20_Internet_20_Link">q</text:a><text:a xlink:type="simple" xlink:href="http://kp-shadowsquirrel.deviantart.com/art/Fever-Dream-518642813?q=favby%3ACahandariella%2F61164104&amp;qo=17" text:style-name="Internet_20_link" text:visited-style-name="Visited_20_Internet_20_Link">=</text:a><text:a xlink:type="simple" xlink:href="http://kp-shadowsquirrel.deviantart.com/art/Fever-Dream-518642813?q=favby%3ACahandariella%2F61164104&amp;qo=17" text:style-name="Internet_20_link" text:visited-style-name="Visited_20_Internet_20_Link">favby</text:a><text:a xlink:type="simple" xlink:href="http://kp-shadowsquirrel.deviantart.com/art/Fever-Dream-518642813?q=favby%3ACahandariella%2F61164104&amp;qo=17" text:style-name="Internet_20_link" text:visited-style-name="Visited_20_Internet_20_Link">%3</text:a><text:a xlink:type="simple" xlink:href="http://kp-shadowsquirrel.deviantart.com/art/Fever-Dream-518642813?q=favby%3ACahandariella%2F61164104&amp;qo=17" text:style-name="Internet_20_link" text:visited-style-name="Visited_20_Internet_20_Link">ACahandariella</text:a><text:a xlink:type="simple" xlink:href="http://kp-shadowsquirrel.deviantart.com/art/Fever-Dream-518642813?q=favby%3ACahandariella%2F61164104&amp;qo=17" text:style-name="Internet_20_link" text:visited-style-name="Visited_20_Internet_20_Link">%2</text:a><text:a xlink:type="simple" xlink:href="http://kp-shadowsquirrel.deviantart.com/art/Fever-Dream-518642813?q=favby%3ACahandariella%2F61164104&amp;qo=17" text:style-name="Internet_20_link" text:visited-style-name="Visited_20_Internet_20_Link">F</text:a><text:a xlink:type="simple" xlink:href="http://kp-shadowsquirrel.deviantart.com/art/Fever-Dream-518642813?q=favby%3ACahandariella%2F61164104&amp;qo=17" text:style-name="Internet_20_link" text:visited-style-name="Visited_20_Internet_20_Link">61164104&amp;</text:a><text:a xlink:type="simple" xlink:href="http://kp-shadowsquirrel.deviantart.com/art/Fever-Dream-518642813?q=favby%3ACahandariella%2F61164104&amp;qo=17" text:style-name="Internet_20_link" text:visited-style-name="Visited_20_Internet_20_Link">qo</text:a><text:a xlink:type="simple" xlink:href="http://kp-shadowsquirrel.deviantart.com/art/Fever-Dream-518642813?q=favby%3ACahandariella%2F61164104&amp;qo=17" text:style-name="Internet_20_link" text:visited-style-name="Visited_20_Internet_20_Link">=17</text:a></text:p>
      <text:p text:style-name="P1"><text:a xlink:type="simple" xlink:href="http://aurarrius.deviantart.com/art/Another-Day-314286836?q=favby%3ACahandariella%2F61164104&amp;qo=18" text:style-name="Internet_20_link" text:visited-style-name="Visited_20_Internet_20_Link">http</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aurarrius</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deviantart</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com</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art</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Another</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Day</text:a><text:a xlink:type="simple" xlink:href="http://aurarrius.deviantart.com/art/Another-Day-314286836?q=favby%3ACahandariella%2F61164104&amp;qo=18" text:style-name="Internet_20_link" text:visited-style-name="Visited_20_Internet_20_Link">-314286836?</text:a><text:a xlink:type="simple" xlink:href="http://aurarrius.deviantart.com/art/Another-Day-314286836?q=favby%3ACahandariella%2F61164104&amp;qo=18" text:style-name="Internet_20_link" text:visited-style-name="Visited_20_Internet_20_Link">q</text:a><text:a xlink:type="simple" xlink:href="http://aurarrius.deviantart.com/art/Another-Day-314286836?q=favby%3ACahandariella%2F61164104&amp;qo=18" text:style-name="Internet_20_link" text:visited-style-name="Visited_20_Internet_20_Link">=</text:a><text:a xlink:type="simple" xlink:href="http://aurarrius.deviantart.com/art/Another-Day-314286836?q=favby%3ACahandariella%2F61164104&amp;qo=18" text:style-name="Internet_20_link" text:visited-style-name="Visited_20_Internet_20_Link">favby</text:a><text:a xlink:type="simple" xlink:href="http://aurarrius.deviantart.com/art/Another-Day-314286836?q=favby%3ACahandariella%2F61164104&amp;qo=18" text:style-name="Internet_20_link" text:visited-style-name="Visited_20_Internet_20_Link">%3</text:a><text:a xlink:type="simple" xlink:href="http://aurarrius.deviantart.com/art/Another-Day-314286836?q=favby%3ACahandariella%2F61164104&amp;qo=18" text:style-name="Internet_20_link" text:visited-style-name="Visited_20_Internet_20_Link">ACahandariella</text:a><text:a xlink:type="simple" xlink:href="http://aurarrius.deviantart.com/art/Another-Day-314286836?q=favby%3ACahandariella%2F61164104&amp;qo=18" text:style-name="Internet_20_link" text:visited-style-name="Visited_20_Internet_20_Link">%2</text:a><text:a xlink:type="simple" xlink:href="http://aurarrius.deviantart.com/art/Another-Day-314286836?q=favby%3ACahandariella%2F61164104&amp;qo=18" text:style-name="Internet_20_link" text:visited-style-name="Visited_20_Internet_20_Link">F</text:a><text:a xlink:type="simple" xlink:href="http://aurarrius.deviantart.com/art/Another-Day-314286836?q=favby%3ACahandariella%2F61164104&amp;qo=18" text:style-name="Internet_20_link" text:visited-style-name="Visited_20_Internet_20_Link">61164104&amp;</text:a><text:a xlink:type="simple" xlink:href="http://aurarrius.deviantart.com/art/Another-Day-314286836?q=favby%3ACahandariella%2F61164104&amp;qo=18" text:style-name="Internet_20_link" text:visited-style-name="Visited_20_Internet_20_Link">qo</text:a><text:a xlink:type="simple" xlink:href="http://aurarrius.deviantart.com/art/Another-Day-314286836?q=favby%3ACahandariella%2F61164104&amp;qo=18" text:style-name="Internet_20_link" text:visited-style-name="Visited_20_Internet_20_Link">=18</text:a></text:p>
      <text:p text:style-name="P1"><text:a xlink:type="simple" xlink:href="http://paintedhoofprints.deviantart.com/art/Princess-Celestia-345169305?q=favby%3ACahandariella%2F61164104&amp;qo=21" text:style-name="Internet_20_link" text:visited-style-name="Visited_20_Internet_20_Link">http</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paintedhoofprints</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deviantart</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com</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art</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Princess</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Celestia</text:a><text:a xlink:type="simple" xlink:href="http://paintedhoofprints.deviantart.com/art/Princess-Celestia-345169305?q=favby%3ACahandariella%2F61164104&amp;qo=21" text:style-name="Internet_20_link" text:visited-style-name="Visited_20_Internet_20_Link">-345169305?</text:a><text:a xlink:type="simple" xlink:href="http://paintedhoofprints.deviantart.com/art/Princess-Celestia-345169305?q=favby%3ACahandariella%2F61164104&amp;qo=21" text:style-name="Internet_20_link" text:visited-style-name="Visited_20_Internet_20_Link">q</text:a><text:a xlink:type="simple" xlink:href="http://paintedhoofprints.deviantart.com/art/Princess-Celestia-345169305?q=favby%3ACahandariella%2F61164104&amp;qo=21" text:style-name="Internet_20_link" text:visited-style-name="Visited_20_Internet_20_Link">=</text:a><text:a xlink:type="simple" xlink:href="http://paintedhoofprints.deviantart.com/art/Princess-Celestia-345169305?q=favby%3ACahandariella%2F61164104&amp;qo=21" text:style-name="Internet_20_link" text:visited-style-name="Visited_20_Internet_20_Link">favby</text:a><text:a xlink:type="simple" xlink:href="http://paintedhoofprints.deviantart.com/art/Princess-Celestia-345169305?q=favby%3ACahandariella%2F61164104&amp;qo=21" text:style-name="Internet_20_link" text:visited-style-name="Visited_20_Internet_20_Link">%3</text:a><text:a xlink:type="simple" xlink:href="http://paintedhoofprints.deviantart.com/art/Princess-Celestia-345169305?q=favby%3ACahandariella%2F61164104&amp;qo=21" text:style-name="Internet_20_link" text:visited-style-name="Visited_20_Internet_20_Link">ACahandariella</text:a><text:a xlink:type="simple" xlink:href="http://paintedhoofprints.deviantart.com/art/Princess-Celestia-345169305?q=favby%3ACahandariella%2F61164104&amp;qo=21" text:style-name="Internet_20_link" text:visited-style-name="Visited_20_Internet_20_Link">%2</text:a><text:a xlink:type="simple" xlink:href="http://paintedhoofprints.deviantart.com/art/Princess-Celestia-345169305?q=favby%3ACahandariella%2F61164104&amp;qo=21" text:style-name="Internet_20_link" text:visited-style-name="Visited_20_Internet_20_Link">F</text:a><text:a xlink:type="simple" xlink:href="http://paintedhoofprints.deviantart.com/art/Princess-Celestia-345169305?q=favby%3ACahandariella%2F61164104&amp;qo=21" text:style-name="Internet_20_link" text:visited-style-name="Visited_20_Internet_20_Link">61164104&amp;</text:a><text:a xlink:type="simple" xlink:href="http://paintedhoofprints.deviantart.com/art/Princess-Celestia-345169305?q=favby%3ACahandariella%2F61164104&amp;qo=21" text:style-name="Internet_20_link" text:visited-style-name="Visited_20_Internet_20_Link">qo</text:a><text:a xlink:type="simple" xlink:href="http://paintedhoofprints.deviantart.com/art/Princess-Celestia-345169305?q=favby%3ACahandariella%2F61164104&amp;qo=21" text:style-name="Internet_20_link" text:visited-style-name="Visited_20_Internet_20_Link">=21</text:a></text:p>
      <text:p text:style-name="P1"><text:a xlink:type="simple" xlink:href="http://cahandariella.deviantart.com/art/In-search-of-talent-503163581" text:style-name="Internet_20_link" text:visited-style-name="Visited_20_Internet_20_Link">http</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cahandariella</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deviantart</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com</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art</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In</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search</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of</text:a><text:a xlink:type="simple" xlink:href="http://cahandariella.deviantart.com/art/In-search-of-talent-503163581" text:style-name="Internet_20_link" text:visited-style-name="Visited_20_Internet_20_Link">-</text:a><text:a xlink:type="simple" xlink:href="http://cahandariella.deviantart.com/art/In-search-of-talent-503163581" text:style-name="Internet_20_link" text:visited-style-name="Visited_20_Internet_20_Link">talent</text:a><text:a xlink:type="simple" xlink:href="http://cahandariella.deviantart.com/art/In-search-of-talent-503163581" text:style-name="Internet_20_link" text:visited-style-name="Visited_20_Internet_20_Link">-503163581</text:a></text:p>
      <text:p text:style-name="P1"><text:a xlink:type="simple" xlink:href="http://blitzpony.deviantart.com/art/Sibling-Rivalry-359888246?q=favby%3ACahandariella%2F61164104&amp;qo=24" text:style-name="Internet_20_link" text:visited-style-name="Visited_20_Internet_20_Link">http</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blitzpony</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deviantart</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com</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art</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Sibling</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Rivalry</text:a><text:a xlink:type="simple" xlink:href="http://blitzpony.deviantart.com/art/Sibling-Rivalry-359888246?q=favby%3ACahandariella%2F61164104&amp;qo=24" text:style-name="Internet_20_link" text:visited-style-name="Visited_20_Internet_20_Link">-359888246?</text:a><text:a xlink:type="simple" xlink:href="http://blitzpony.deviantart.com/art/Sibling-Rivalry-359888246?q=favby%3ACahandariella%2F61164104&amp;qo=24" text:style-name="Internet_20_link" text:visited-style-name="Visited_20_Internet_20_Link">q</text:a><text:a xlink:type="simple" xlink:href="http://blitzpony.deviantart.com/art/Sibling-Rivalry-359888246?q=favby%3ACahandariella%2F61164104&amp;qo=24" text:style-name="Internet_20_link" text:visited-style-name="Visited_20_Internet_20_Link">=</text:a><text:a xlink:type="simple" xlink:href="http://blitzpony.deviantart.com/art/Sibling-Rivalry-359888246?q=favby%3ACahandariella%2F61164104&amp;qo=24" text:style-name="Internet_20_link" text:visited-style-name="Visited_20_Internet_20_Link">favby</text:a><text:a xlink:type="simple" xlink:href="http://blitzpony.deviantart.com/art/Sibling-Rivalry-359888246?q=favby%3ACahandariella%2F61164104&amp;qo=24" text:style-name="Internet_20_link" text:visited-style-name="Visited_20_Internet_20_Link">%3</text:a><text:a xlink:type="simple" xlink:href="http://blitzpony.deviantart.com/art/Sibling-Rivalry-359888246?q=favby%3ACahandariella%2F61164104&amp;qo=24" text:style-name="Internet_20_link" text:visited-style-name="Visited_20_Internet_20_Link">ACahandariella</text:a><text:a xlink:type="simple" xlink:href="http://blitzpony.deviantart.com/art/Sibling-Rivalry-359888246?q=favby%3ACahandariella%2F61164104&amp;qo=24" text:style-name="Internet_20_link" text:visited-style-name="Visited_20_Internet_20_Link">%2</text:a><text:a xlink:type="simple" xlink:href="http://blitzpony.deviantart.com/art/Sibling-Rivalry-359888246?q=favby%3ACahandariella%2F61164104&amp;qo=24" text:style-name="Internet_20_link" text:visited-style-name="Visited_20_Internet_20_Link">F</text:a><text:a xlink:type="simple" xlink:href="http://blitzpony.deviantart.com/art/Sibling-Rivalry-359888246?q=favby%3ACahandariella%2F61164104&amp;qo=24" text:style-name="Internet_20_link" text:visited-style-name="Visited_20_Internet_20_Link">61164104&amp;</text:a><text:a xlink:type="simple" xlink:href="http://blitzpony.deviantart.com/art/Sibling-Rivalry-359888246?q=favby%3ACahandariella%2F61164104&amp;qo=24" text:style-name="Internet_20_link" text:visited-style-name="Visited_20_Internet_20_Link">qo</text:a><text:a xlink:type="simple" xlink:href="http://blitzpony.deviantart.com/art/Sibling-Rivalry-359888246?q=favby%3ACahandariella%2F61164104&amp;qo=24" text:style-name="Internet_20_link" text:visited-style-name="Visited_20_Internet_20_Link">=24</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08T14:08:15.890000000</dc:date>
    <meta:editing-duration>PT1M53S</meta:editing-duration>
    <meta:document-statistic meta:table-count="0" meta:image-count="0" meta:object-count="0" meta:page-count="5" meta:paragraph-count="42" meta:word-count="1826" meta:character-count="12930" meta:non-whitespace-character-count="11145"/>
  </office:meta>
</office:document-meta>
</file>